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40b48" officeooo:paragraph-rsid="00040b4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0b48" officeooo:paragraph-rsid="00040b48" style:font-weight-asian="bold" style:font-weight-complex="bold"/>
    </style:style>
    <style:style style:name="P3" style:family="paragraph" style:parent-style-name="Standard">
      <style:text-properties style:text-underline-style="none" officeooo:rsid="0005ef67" officeooo:paragraph-rsid="0005ef67"/>
    </style:style>
    <style:style style:name="P4" style:family="paragraph" style:parent-style-name="Standard">
      <style:text-properties style:text-underline-style="none" officeooo:rsid="00067d79" officeooo:paragraph-rsid="00067d79"/>
    </style:style>
    <style:style style:name="P5" style:family="paragraph" style:parent-style-name="Standard">
      <style:text-properties style:text-underline-style="none" officeooo:rsid="00069709" officeooo:paragraph-rsid="00069709"/>
    </style:style>
    <style:style style:name="P6" style:family="paragraph" style:parent-style-name="Standard">
      <style:text-properties style:text-underline-style="none" officeooo:rsid="00040b48" officeooo:paragraph-rsid="00040b48"/>
    </style:style>
    <style:style style:name="P7" style:family="paragraph" style:parent-style-name="Standard">
      <style:text-properties style:text-underline-style="none" officeooo:rsid="00087ed7" officeooo:paragraph-rsid="00087ed7"/>
    </style:style>
    <style:style style:name="P8" style:family="paragraph" style:parent-style-name="Standard">
      <style:text-properties style:text-underline-style="none" officeooo:rsid="0009693d" officeooo:paragraph-rsid="0009693d"/>
    </style:style>
    <style:style style:name="T1" style:family="text">
      <style:text-properties officeooo:rsid="00067d79"/>
    </style:style>
    <style:style style:name="T2" style:family="text">
      <style:text-properties officeooo:rsid="00069709"/>
    </style:style>
    <style:style style:name="T3" style:family="text">
      <style:text-properties officeooo:rsid="000969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Merge and Git Pull Requests:Merge Conflicts:</text:p>
      <text:p text:style-name="P1"/>
      <text:p text:style-name="P1">Rebase:</text:p>
      <text:p text:style-name="P1"/>
      <text:p text:style-name="P1">Micro-services:</text:p>
      <text:p text:style-name="P1"/>
      <text:p text:style-name="P3">Separately running applications. <text:span text:style-name="T1">Easier to separate, work on and manage than monolith applications, the “in” thing at the moment. Can be some latency with one micro-service talking to another due to the number of separate entities each one has to go through.</text:span></text:p>
      <text:p text:style-name="P3"/>
      <text:p text:style-name="P4">Every MS is coded to communicate with the Microservice Discovery: an MS with a list of all the necessary IP addresses for the relevant MS <text:span text:style-name="T2">so that the different MS’s can communicate with</text:span>.</text:p>
      <text:p text:style-name="P4"/>
      <text:p text:style-name="P5">The load balance (much an AB box for a guitar rig splits the load of all the data going through the Microservice.</text:p>
      <text:p text:style-name="P3"/>
      <text:p text:style-name="P4">Distributed Monolith: the downsides of of MS’s and Monolith’s in one awful thing.</text:p>
      <text:p text:style-name="P4"/>
      <text:p text:style-name="P7">Data Transfer Objects (DTO’s): changes the information to something the user wants to see via requests and responses. <text:span text:style-name="T3">Facade: sending one command to a MicroService and having multiple actions performed.</text:span></text:p>
      <text:p text:style-name="P7"/>
      <text:p text:style-name="P8">In the command “mvn spring-boot:run” make sure there is no space between the colon, and run.</text:p>
      <text:p text:style-name="P8"><text:s/></text:p>
      <text:p text:style-name="P6"/>
      <text:p text:style-name="P1">Jenkinsfile – pipeline:</text:p>
      <text:p text:style-name="P1"/>
      <text:p text:style-name="P2">Stuff you’ll need to catch up on:</text:p>
      <text:p text:style-name="P1"/>
      <text:p text:style-name="P1">Virtual Machines on the Cloud in Azure:</text:p>
      <text:p text:style-name="P1"/>
      <text:p text:style-name="P1">Networking Virtual Machines:</text:p>
      <text:p text:style-name="P1"/>
      <text:p text:style-name="P1">Web App:</text:p>
      <text:p text:style-name="P1"/>
      <text:p text:style-name="P1">Web Job:</text:p>
      <text:p text:style-name="P1"/>
      <text:p text:style-name="P1">Continuous Registry: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09:01:36.051802506</meta:creation-date>
    <dc:date>2019-11-12T09:33:55.492832749</dc:date>
    <meta:editing-duration>PT25M57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17" meta:word-count="190" meta:character-count="1161" meta:non-whitespace-character-count="985"/>
  </office:meta>
</office:document-meta>
</file>